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Языки" style:family="table">
      <style:table-properties style:width="25.7cm" table:align="margins"/>
    </style:style>
    <style:style style:name="Языки.A" style:family="table-column">
      <style:table-column-properties style:column-width="2.854cm" style:rel-column-width="1618*"/>
    </style:style>
    <style:style style:name="Языки.B" style:family="table-column">
      <style:table-column-properties style:column-width="2.252cm" style:rel-column-width="1277*"/>
    </style:style>
    <style:style style:name="Языки.C" style:family="table-column">
      <style:table-column-properties style:column-width="2.805cm" style:rel-column-width="1590*"/>
    </style:style>
    <style:style style:name="Языки.D" style:family="table-column">
      <style:table-column-properties style:column-width="2.302cm" style:rel-column-width="1305*"/>
    </style:style>
    <style:style style:name="Языки.E" style:family="table-column">
      <style:table-column-properties style:column-width="5.265cm" style:rel-column-width="2985*"/>
    </style:style>
    <style:style style:name="Языки.F" style:family="table-column">
      <style:table-column-properties style:column-width="2.328cm" style:rel-column-width="1320*"/>
    </style:style>
    <style:style style:name="Языки.G" style:family="table-column">
      <style:table-column-properties style:column-width="2.182cm" style:rel-column-width="1237*"/>
    </style:style>
    <style:style style:name="Языки.H" style:family="table-column">
      <style:table-column-properties style:column-width="2.856cm" style:rel-column-width="1619*"/>
    </style:style>
    <style:style style:name="Языки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13af8" officeooo:paragraph-rsid="00013af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3af8" officeooo:paragraph-rsid="00013af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96c8" officeooo:paragraph-rsid="000296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96c8" officeooo:paragraph-rsid="000296c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3af8" officeooo:paragraph-rsid="00013af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96c8" officeooo:paragraph-rsid="000296c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0296c8" officeooo:paragraph-rsid="000296c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02a04d" officeooo:paragraph-rsid="0002a04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2a04d" officeooo:paragraph-rsid="0004169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2a04d" officeooo:paragraph-rsid="0007457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02a04d" officeooo:paragraph-rsid="00058d4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02a04d" officeooo:paragraph-rsid="0007457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705ab" officeooo:paragraph-rsid="000705a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074570" officeooo:paragraph-rsid="0007457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296c8" officeooo:paragraph-rsid="000296c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74570" officeooo:paragraph-rsid="00074570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58d42" officeooo:paragraph-rsid="00058d4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05ab" officeooo:paragraph-rsid="000705a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058d42" officeooo:paragraph-rsid="00058d42"/>
    </style:style>
    <style:style style:name="P22" style:family="paragraph" style:parent-style-name="Table_20_Contents">
      <style:paragraph-properties fo:text-align="start" style:justify-single-word="false"/>
      <style:text-properties officeooo:rsid="00058d42" officeooo:paragraph-rsid="00058d42"/>
    </style:style>
    <style:style style:name="P23" style:family="paragraph" style:parent-style-name="Table_20_Contents">
      <style:paragraph-properties fo:text-align="start" style:justify-single-word="false"/>
      <style:text-properties officeooo:rsid="000705ab" officeooo:paragraph-rsid="000705ab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0705ab" officeooo:paragraph-rsid="000705a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4570" style:font-weight-asian="normal" style:font-weight-complex="normal"/>
    </style:style>
    <style:style style:name="T3" style:family="text">
      <style:text-properties fo:font-weight="normal" officeooo:rsid="000920cf" style:font-weight-asian="normal" style:font-weight-complex="normal"/>
    </style:style>
    <style:style style:name="T4" style:family="text">
      <style:text-properties officeooo:rsid="000296c8"/>
    </style:style>
    <style:style style:name="T5" style:family="text">
      <style:text-properties officeooo:rsid="00058d42"/>
    </style:style>
    <style:style style:name="T6" style:family="text">
      <style:text-properties officeooo:rsid="000705ab"/>
    </style:style>
    <style:style style:name="T7" style:family="text">
      <style:text-properties officeooo:rsid="000745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йт</text:p>
      <text:p text:style-name="P2">Проектирование:</text:p>
      <text:p text:style-name="P2"><text:tab/><text:span text:style-name="T1">Участвуют Маркетолог, дизайнер и дизайнер UI</text:span></text:p>
      <text:p text:style-name="P2"><text:span text:style-name="T1">главное: </text:span></text:p>
      <text:p text:style-name="P2"><text:span text:style-name="T1">Удобство использования и внешний вид.</text:span></text:p>
      <text:p text:style-name="P2"><text:span text:style-name="T1">При проектировании учитывается мнения SEO </text:span></text:p>
      <text:p text:style-name="P2"><text:span text:style-name="T1"/></text:p>
      <text:p text:style-name="P1">SEO</text:p>
      <text:p text:style-name="P1">(search engine optimization)<text:span text:style-name="T1"> Поисковая оптимизация</text:span></text:p>
      <text:p text:style-name="P2">Инструменты </text:p>
      <text:p text:style-name="P2"><text:span text:style-name="T1">Веб аналитика: Яндекс Метрика, Google метрика, WebTestPage(скорость загрузки страницы, статистика запросов в поиске </text:span></text:p>
      <text:p text:style-name="P1">Дизайн</text:p>
      <text:p text:style-name="P5">внешний вид, что нельзя делать на сайте, цветовой круг,цветовая схема сайта сочетание цветов, виды шрифтов и где их брать. <text:span text:style-name="T4">Авторские права на фото, объем изображений, верста сайта для отображения на разных экранах</text:span></text:p>
      <text:p text:style-name="P5"/>
      <text:p text:style-name="P3">Информационная схема</text:p>
      <text:p text:style-name="P6">Для чего и зачем как делается</text:p>
      <text:p text:style-name="P6"/>
      <text:p text:style-name="P3">Макет сайта</text:p>
      <text:p text:style-name="P4"><text:span text:style-name="T1">Виды макетов, как делаются и для чего нужен</text:span></text:p>
      <text:p text:style-name="P4"/>
      <text:p text:style-name="P3">Разработка концепции</text:p>
      <text:p text:style-name="P6">Проектирование таблиц базы данных и типов данных для сайта.</text:p>
      <text:p text:style-name="P6"/>
      <text:p text:style-name="P7">Верстка сайта</text:p>
      <text:p text:style-name="P15">CSS framework, ручная верстка</text:p>
      <text:p text:style-name="P15"/>
      <text:p text:style-name="P7">Сайт на СМС</text:p>
      <text:p text:style-name="P15">Достоинства и недостатки где используется.</text:p>
      <text:p text:style-name="P15"/>
      <text:p text:style-name="P7"/>
      <text:p text:style-name="P7"/>
      <text:p text:style-name="P7"/>
      <text:p text:style-name="P7"/>
      <text:p text:style-name="P7"><text:soft-page-break/>Сайт индивидуальной разработки</text:p>
      <text:p text:style-name="P7">Языки </text:p>
      <text:p text:style-name="P8">Python <text:span text:style-name="T1">используется для веб разработки совместно с фреймворком Django. Не возможно разрабатывать интерфейс пользователя Требует наличия веб сервера</text:span></text:p>
      <text:p text:style-name="P8">PHP<text:span text:style-name="T1"> Имеет множество фреймворков для разработки, <text:s/>невозможно разрабатывать пользовательский интерфейс. Требует наличия веб сервера.</text:span></text:p>
      <text:p text:style-name="P13">JavaScript <text:span text:style-name="T1">используется для веб разработки серверная и клиентская часть имеет множество фреймворков</text:span></text:p>
      <text:p text:style-name="P8">Java <text:span text:style-name="T1">Используется для разработки крупных приложений с веб интерфейсом и не только. В основном используется фреймворк Spring. Наличие сервера необязательно</text:span></text:p>
      <text:p text:style-name="P9">C# <text:span text:style-name="T1">Используется для разработки крупных приложений с веб интерфейсом и не только. Применяется ASP.NET, ASP MVC <text:s/>так же используется фреймворк Spring. Наличие сервера не обязательно.</text:span></text:p>
      <text:p text:style-name="P9"><text:span text:style-name="T1"/></text:p>
      <text:p text:style-name="P11"><text:span text:style-name="T5">Языки область применения</text:span></text:p>
      <text:p text:style-name="P11"><text:span text:style-name="T1"/></text:p>
      <table:table table:name="Языки" table:style-name="Языки">
        <table:table-column table:style-name="Языки.A"/>
        <table:table-column table:style-name="Языки.B"/>
        <table:table-column table:style-name="Языки.C"/>
        <table:table-column table:style-name="Языки.D"/>
        <table:table-column table:style-name="Языки.E"/>
        <table:table-column table:style-name="Языки.F"/>
        <table:table-column table:style-name="Языки.G"/>
        <table:table-column table:style-name="Языки.H" table:number-columns-repeated="2"/>
        <table:table-row table:style-name="TableLine94802709160704">
          <table:table-cell table:style-name="Языки.A1" office:value-type="string">
            <text:p text:style-name="P20"/>
          </table:table-cell>
          <table:table-cell table:style-name="Языки.A1" office:value-type="string">
            <text:p text:style-name="P18">Python</text:p>
          </table:table-cell>
          <table:table-cell table:style-name="Языки.A1" office:value-type="string">
            <text:p text:style-name="P18">PHP</text:p>
          </table:table-cell>
          <table:table-cell table:style-name="Языки.A1" office:value-type="string">
            <text:p text:style-name="P18">Ruby</text:p>
          </table:table-cell>
          <table:table-cell table:style-name="Языки.A1" office:value-type="string">
            <text:p text:style-name="P18">JavaScript</text:p>
          </table:table-cell>
          <table:table-cell table:style-name="Языки.A1" office:value-type="string">
            <text:p text:style-name="P18">Java</text:p>
          </table:table-cell>
          <table:table-cell table:style-name="Языки.A1" office:value-type="string">
            <text:p text:style-name="P18">C#</text:p>
          </table:table-cell>
          <table:table-cell table:style-name="Языки.A1" office:value-type="string">
            <text:p text:style-name="P18">Golang</text:p>
          </table:table-cell>
          <table:table-cell table:style-name="Языки.A1" office:value-type="string">
            <text:p text:style-name="P18">C++</text:p>
          </table:table-cell>
        </table:table-row>
        <table:table-row table:style-name="TableLine94802709160704">
          <table:table-cell table:style-name="Языки.A1" office:value-type="string">
            <text:p text:style-name="P18">выполнение</text:p>
          </table:table-cell>
          <table:table-cell table:style-name="Языки.A1" office:value-type="string">
            <text:p text:style-name="P21">Интерпретируемый</text:p>
          </table:table-cell>
          <table:table-cell table:style-name="Языки.A1" office:value-type="string">
            <text:p text:style-name="P21">Интерпретируемый</text:p>
          </table:table-cell>
          <table:table-cell table:style-name="Языки.A1" office:value-type="string">
            <text:p text:style-name="P21">Интерпретируемый</text:p>
          </table:table-cell>
          <table:table-cell table:style-name="Языки.A1" office:value-type="string">
            <text:p text:style-name="P21">Интерпретируемый</text:p>
          </table:table-cell>
          <table:table-cell table:style-name="Языки.A1" office:value-type="string">
            <text:p text:style-name="P21">Байт код</text:p>
          </table:table-cell>
          <table:table-cell table:style-name="Языки.A1" office:value-type="string">
            <text:p text:style-name="P21">Байт код</text:p>
          </table:table-cell>
          <table:table-cell table:style-name="Языки.A1" office:value-type="string">
            <text:p text:style-name="P21">Компилируемый</text:p>
          </table:table-cell>
          <table:table-cell table:style-name="Языки.A1" office:value-type="string">
            <text:p text:style-name="P21">Компилируемый</text:p>
          </table:table-cell>
        </table:table-row>
        <table:table-row table:style-name="TableLine94802709160704">
          <table:table-cell table:style-name="Языки.A1" office:value-type="string">
            <text:p text:style-name="P18">Область применения</text:p>
          </table:table-cell>
          <table:table-cell table:style-name="Языки.A1" office:value-type="string">
            <text:p text:style-name="P22">Web <text:span text:style-name="T6">серверная часть</text:span>, системное администрирование, машинное обучение</text:p>
          </table:table-cell>
          <table:table-cell table:style-name="Языки.A1" office:value-type="string">
            <text:p text:style-name="P22">Web <text:span text:style-name="T6">серверная часть</text:span></text:p>
          </table:table-cell>
          <table:table-cell table:style-name="Языки.A1" office:value-type="string">
            <text:p text:style-name="P22">Web <text:span text:style-name="T6">серверная часть</text:span>, Hacking</text:p>
          </table:table-cell>
          <table:table-cell table:style-name="Языки.A1" office:value-type="string">
            <text:p text:style-name="P22">Web сервер и пользовательский интерфейс, <text:span text:style-name="T6">машинное обучение</text:span></text:p>
          </table:table-cell>
          <table:table-cell table:style-name="Языки.A1" office:value-type="string">
            <text:p text:style-name="P23">Создание крупных корпоративных приложений в том числе и веб сайтов, разработка пользовательского интерфейса</text:p>
          </table:table-cell>
          <table:table-cell table:style-name="Языки.A1" office:value-type="string">
            <text:p text:style-name="P23">Создание крупных корпоративных приложений в том числе и веб сайтов, разработка пользовательского интерфейса</text:p>
          </table:table-cell>
          <table:table-cell table:style-name="Языки.A1" office:value-type="string">
            <text:p text:style-name="P23">Разработка <text:span text:style-name="T7">высоко</text:span> нагруженных веб приложений серверная часть, машинное обучение, DevOps</text:p>
          </table:table-cell>
          <table:table-cell table:style-name="Языки.A1" office:value-type="string">
            <text:p text:style-name="P23">Системное программирование, создание высокопроизводительного программного обеспечения, разработка операционных систем и компьютерных игр</text:p>
          </table:table-cell>
        </table:table-row>
        <table:table-row table:style-name="TableLine94802709160704">
          <table:table-cell table:style-name="Языки.A1" office:value-type="string">
            <text:p text:style-name="P19">Типизация</text:p>
          </table:table-cell>
          <table:table-cell table:style-name="Языки.A1" office:value-type="string">
            <text:p text:style-name="P24">Динамическая</text:p>
          </table:table-cell>
          <table:table-cell table:style-name="Языки.A1" office:value-type="string">
            <text:p text:style-name="P23">Строгая статическая в 8 версии в прежних динамическая</text:p>
          </table:table-cell>
          <table:table-cell table:style-name="Языки.A1" office:value-type="string">
            <text:p text:style-name="P23">Динамическая</text:p>
          </table:table-cell>
          <table:table-cell table:style-name="Языки.A1" office:value-type="string">
            <text:p text:style-name="P23">Динамическая, есть в следующей версии должна появиться возможность использования строгой статической, сейчас часто используется TypeScript</text:p>
          </table:table-cell>
          <table:table-cell table:style-name="Языки.A1" office:value-type="string">
            <text:p text:style-name="P23">Строгая статическая</text:p>
          </table:table-cell>
          <table:table-cell table:style-name="Языки.A1" office:value-type="string">
            <text:p text:style-name="P23">Строгая статическая</text:p>
          </table:table-cell>
          <table:table-cell table:style-name="Языки.A1" office:value-type="string">
            <text:p text:style-name="P23">Строгая статическая</text:p>
          </table:table-cell>
          <table:table-cell table:style-name="Языки.A1" office:value-type="string">
            <text:p text:style-name="P23">Строгая статическая</text:p>
          </table:table-cell>
        </table:table-row>
      </table:table>
      <text:p text:style-name="P12"><text:soft-page-break/><text:span text:style-name="T7">Профессии в IT</text:span></text:p>
      <text:p text:style-name="P10"><text:span text:style-name="T1"/></text:p>
      <text:p text:style-name="P10"><text:span text:style-name="T7">Тестировщик</text:span></text:p>
      <text:p text:style-name="P16">виды тестирования, Selenium </text:p>
      <text:p text:style-name="P10"><text:span text:style-name="T7">Программист (frontEnd, BackEnd, FullStack)</text:span></text:p>
      <text:p text:style-name="P10"><text:span text:style-name="T7">DevOps (системный администратор CRE)</text:span></text:p>
      <text:p text:style-name="P10"><text:span text:style-name="T7">Pentest</text:span><text:span text:style-name="T1"> </text:span></text:p>
      <text:p text:style-name="P14"><text:span text:style-name="T1">Kali Linux, Metasploit Закон, Этичный хакинг, </text:span><text:span text:style-name="T3">уязвимости в библиотеках (показать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22:43:05.888913928</meta:creation-date>
    <dc:date>2022-05-15T00:11:58.344455851</dc:date>
    <meta:editing-duration>PT10M1S</meta:editing-duration>
    <meta:editing-cycles>1</meta:editing-cycles>
    <meta:document-statistic meta:table-count="1" meta:image-count="0" meta:object-count="0" meta:page-count="3" meta:paragraph-count="72" meta:word-count="361" meta:character-count="2900" meta:non-whitespace-character-count="2601"/>
    <meta:generator>LibreOffice/6.4.7.2$Linux_X86_64 LibreOffice_project/40$Build-2</meta:generator>
  </office:meta>
</office:document-meta>
</file>